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b2b2b2" loext:opacity="100%" fo:font-weight="normal" style:font-weight-asian="normal" style:font-weight-complex="normal"/>
    </style:style>
    <style:style style:name="P27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loext:opacity="100%" officeooo:paragraph-rsid="0044ab1e"/>
    </style:style>
    <style:style style:name="P30" style:family="paragraph" style:parent-style-name="Standard">
      <style:text-properties fo:color="#ff0000" loext:opacity="100%" officeooo:rsid="0064592b" officeooo:paragraph-rsid="0064592b"/>
    </style:style>
    <style:style style:name="P31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999999" loext:opacity="100%" officeooo:paragraph-rsid="0066a32c"/>
    </style:style>
    <style:style style:name="P34" style:family="paragraph" style:parent-style-name="Standard">
      <style:text-properties fo:color="#999999" loext:opacity="100%" fo:font-weight="normal" style:font-weight-asian="normal" style:font-weight-complex="normal"/>
    </style:style>
    <style:style style:name="P35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3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8" style:family="paragraph" style:parent-style-name="Standard">
      <style:text-properties fo:font-weight="bold" fo:background-color="#f6f9d4" style:font-weight-asian="bold" style:font-weight-complex="bold"/>
    </style:style>
    <style:style style:name="P39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40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bold" officeooo:paragraph-rsid="006bbadc" style:font-weight-asian="bold" style:font-weight-complex="bold"/>
    </style:style>
    <style:style style:name="P43" style:family="paragraph" style:parent-style-name="Standard">
      <style:text-properties fo:font-weight="bold" fo:background-color="#e8f2a1" style:font-weight-asian="bold" style:font-weight-complex="bold"/>
    </style:style>
    <style:style style:name="P44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45" style:family="paragraph" style:parent-style-name="Standard">
      <style:text-properties officeooo:paragraph-rsid="004ee545"/>
    </style:style>
    <style:style style:name="P46" style:family="paragraph" style:parent-style-name="Standard">
      <style:text-properties officeooo:rsid="0050ddc2" officeooo:paragraph-rsid="0050ddc2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54c22c"/>
    </style:style>
    <style:style style:name="P49" style:family="paragraph" style:parent-style-name="Standard">
      <style:text-properties officeooo:rsid="005c5f34" officeooo:paragraph-rsid="005c5f34"/>
    </style:style>
    <style:style style:name="P50" style:family="paragraph" style:parent-style-name="Standard">
      <style:text-properties officeooo:rsid="005cdcc7" officeooo:paragraph-rsid="005cdcc7"/>
    </style:style>
    <style:style style:name="P51" style:family="paragraph" style:parent-style-name="Standard">
      <style:text-properties officeooo:rsid="005cdcc7" officeooo:paragraph-rsid="00607d18"/>
    </style:style>
    <style:style style:name="P52" style:family="paragraph" style:parent-style-name="Standard">
      <style:text-properties officeooo:rsid="00607d18" officeooo:paragraph-rsid="00607d18"/>
    </style:style>
    <style:style style:name="P53" style:family="paragraph" style:parent-style-name="Standard">
      <style:text-properties fo:color="#00a933" loext:opacity="100%" officeooo:paragraph-rsid="0064da78"/>
    </style:style>
    <style:style style:name="P54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55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56" style:family="paragraph" style:parent-style-name="Standard">
      <style:text-properties officeooo:paragraph-rsid="0064592b"/>
    </style:style>
    <style:style style:name="P57" style:family="paragraph" style:parent-style-name="Standard">
      <style:text-properties officeooo:rsid="0064592b" officeooo:paragraph-rsid="0064592b"/>
    </style:style>
    <style:style style:name="P58" style:family="paragraph" style:parent-style-name="Standard">
      <style:text-properties officeooo:paragraph-rsid="00683a71"/>
    </style:style>
    <style:style style:name="P59" style:family="paragraph" style:parent-style-name="Standard">
      <style:text-properties fo:font-weight="normal" style:font-weight-asian="normal" style:font-weight-complex="normal"/>
    </style:style>
    <style:style style:name="P60" style:family="paragraph" style:parent-style-name="Standard">
      <style:text-properties fo:font-weight="normal" officeooo:paragraph-rsid="0069e5be" style:font-weight-asian="normal" style:font-weight-complex="normal"/>
    </style:style>
    <style:style style:name="P61" style:family="paragraph" style:parent-style-name="Standard">
      <style:text-properties fo:font-weight="normal" officeooo:rsid="0083e1b7" officeooo:paragraph-rsid="0083e1b7" style:font-weight-asian="normal" style:font-weight-complex="normal"/>
    </style:style>
    <style:style style:name="P62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63" style:family="paragraph" style:parent-style-name="Standard">
      <style:text-properties fo:font-weight="normal" fo:background-color="#e8f2a1" style:font-weight-asian="normal" style:font-weight-complex="normal"/>
    </style:style>
    <style:style style:name="P64" style:family="paragraph" style:parent-style-name="Standard">
      <style:text-properties officeooo:paragraph-rsid="006bbadc"/>
    </style:style>
    <style:style style:name="P6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text-properties officeooo:paragraph-rsid="006ec36a"/>
    </style:style>
    <style:style style:name="P68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0" style:family="paragraph" style:parent-style-name="Standard">
      <style:text-properties fo:font-weight="bold" style:font-weight-asian="bold" style:font-weight-complex="bold"/>
    </style:style>
    <style:style style:name="P71" style:family="paragraph" style:parent-style-name="Standard">
      <style:text-properties fo:font-weight="normal" style:font-weight-asian="normal" style:font-weight-complex="normal"/>
    </style:style>
    <style:style style:name="P72" style:family="paragraph" style:parent-style-name="Standard">
      <style:text-properties fo:color="#999999" loext:opacity="100%" officeooo:paragraph-rsid="008f05ed"/>
    </style:style>
    <style:style style:name="P73" style:family="paragraph" style:parent-style-name="Standard">
      <style:text-properties fo:color="#999999" loext:opacity="100%"/>
    </style:style>
    <style:style style:name="P74" style:family="paragraph" style:parent-style-name="Standard">
      <style:text-properties fo:color="#999999" loext:opacity="100%" officeooo:paragraph-rsid="009ab6c1"/>
    </style:style>
    <style:style style:name="P7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6" style:family="paragraph" style:parent-style-name="Standard">
      <style:text-properties officeooo:paragraph-rsid="0099c10b"/>
    </style:style>
    <style:style style:name="P77" style:family="paragraph" style:parent-style-name="Standard">
      <style:text-properties officeooo:paragraph-rsid="009ab6c1"/>
    </style:style>
    <style:style style:name="P78" style:family="paragraph" style:parent-style-name="Standard">
      <style:text-properties officeooo:paragraph-rsid="009b571d"/>
    </style:style>
    <style:style style:name="P79" style:family="paragraph" style:parent-style-name="Standard">
      <style:text-properties officeooo:paragraph-rsid="009ebade"/>
    </style:style>
    <style:style style:name="P80" style:family="paragraph" style:parent-style-name="Standard">
      <style:text-properties officeooo:paragraph-rsid="00a061a5"/>
    </style:style>
    <style:style style:name="P81" style:family="paragraph" style:parent-style-name="Standard">
      <style:text-properties fo:color="#ff0000" loext:opacity="100%" officeooo:rsid="00a2947e" officeooo:paragraph-rsid="00a2947e"/>
    </style:style>
    <style:style style:name="P82" style:family="paragraph" style:parent-style-name="Standard">
      <style:text-properties officeooo:paragraph-rsid="00a59fae"/>
    </style:style>
    <style:style style:name="P83" style:family="paragraph" style:parent-style-name="Standard">
      <style:text-properties fo:color="#b2b2b2" loext:opacity="100%" officeooo:paragraph-rsid="00a60b14"/>
    </style:style>
    <style:style style:name="P84" style:family="paragraph" style:parent-style-name="Standard">
      <style:text-properties officeooo:paragraph-rsid="00a60b14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officeooo:rsid="006ec36a" style:font-weight-asian="normal" style:font-weight-complex="normal"/>
    </style:style>
    <style:style style:name="T32" style:family="text">
      <style:text-properties officeooo:rsid="006ec36a"/>
    </style:style>
    <style:style style:name="T33" style:family="text">
      <style:text-properties fo:color="#ff0000" loext:opacity="100%" fo:font-weight="bold" style:font-weight-asian="bold" style:font-weight-complex="bold"/>
    </style:style>
    <style:style style:name="T34" style:family="text">
      <style:text-properties officeooo:rsid="00953bb9"/>
    </style:style>
    <style:style style:name="T35" style:family="text">
      <style:text-properties officeooo:rsid="0096f6d5"/>
    </style:style>
    <style:style style:name="T36" style:family="text">
      <style:text-properties officeooo:rsid="00a59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8">1. <text:s/></text:span>https://github.com/WasmEdge/WasmEdge/issues/3500</text:p>
      <text:p text:style-name="Standard"><text:span text:style-name="T18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8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8">4. <text:s/></text:span>https://github.com/Qengineering/YoloV5-NPU</text:p>
      <text:p text:style-name="Standard"><text:span text:style-name="T19">5. <text:s/></text:span><text:span text:style-name="T20">https://github.com/Qengineering</text:span></text:p>
      <text:p text:style-name="Standard"><text:span text:style-name="T21">6. <text:s/></text:span><text:span text:style-name="T20">https://qengineering.eu/deep-learning-examples-on-raspberry-32-64-os.html</text:span></text:p>
      <text:p text:style-name="Standard"/>
      <text:p text:style-name="P38">https://github.com/airockchip</text:p>
      <text:p text:style-name="Standard"><text:span text:style-name="T23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45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4">https://habr.com/ru/articles/765862/</text:span></text:a><text:span text:style-name="T14"> <text:s text:c="4"/>!!!</text:span></text:p>
      <text:p text:style-name="Standard">https://github.com/AlexeyAB/darknet?tab=readme-ov-file#how-to-compile-on-linux-using-make</text:p>
      <text:p text:style-name="Standard"/>
      <text:p text:style-name="Standard"/>
      <text:p text:style-name="Standard"/>
      <text:p text:style-name="Standard"/>
      <text:p text:style-name="Standard"/>
      <text:p text:style-name="P37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24">Then enter the following command to download the 1.5.2 version of RKNN-Toolkit2</text:p>
      <text:p text:style-name="Standard">git clone https://github.com/rockchip-linux/rknn-toolkit2 -b v1.5.2</text:p>
      <text:p text:style-name="P46">либо </text:p>
      <text:p text:style-name="P40">git clone https://github.com/airockchip/rknn-toolkit2/tree/v1.5.2 -b v1.5.2</text:p>
      <text:p text:style-name="P46"/>
      <text:p text:style-name="P25">Then enter the following command to install the dependency package of the</text:p>
      <text:p text:style-name="P25">corresponding version of python3. This command will use the dependencies listed in the <text:span text:style-name="T24">file</text:span></text:p>
      <text:p text:style-name="P46"/>
      <text:p text:style-name="P46">pip3 install -r rknn-toolkit2/doc/requirements_cp310-1.5.2.txt -i https://mirror.baidu.com/pypi/simple</text:p>
      <text:p text:style-name="P38"><text:span text:style-name="T24">sudo </text:span>pip3 install rknn-toolkit2/packages/rknn_toolkit2-1.5.2+b642f30c-cp3<text:span text:style-name="T24">10</text:span>-cp3<text:span text:style-name="T24">10</text:span>-linux_x86_64.whl</text:p>
      <text:p text:style-name="Standard"/>
      <text:p text:style-name="Standard">cd rknn-toolkit2/examples/onnx/yolov5/</text:p>
      <text:p text:style-name="Standard">python3 test.py</text:p>
      <text:p text:style-name="P24">After the test.py script is successfully run, you will see the following print information,</text:p>
      <text:p text:style-name="P24">indicating that the model successfully detected four people and a bus in the bus.jpg</text:p>
      <text:p text:style-name="P24">picture.</text:p>
      <text:p text:style-name="Standard"/>
      <text:p text:style-name="P65">- Using the NPU running model of the development board on Ubuntu PC</text:p>
      <text:p text:style-name="P47"/>
      <text:p text:style-name="P32">RKNN-Toolkit2 provides users with a Python interface for using the NPU</text:p>
      <text:p text:style-name="P32">of the development board for inference through adb. It allows users to use t</text:p>
      <text:p text:style-name="P32"><text:soft-page-break/>he NPU of the development board on the Ubuntu PC to run the model for i</text:p>
      <text:p text:style-name="P32">nference.</text:p>
      <text:p text:style-name="P32">In this way, the Ubuntu PC side can use the machine learning library pr</text:p>
      <text:p text:style-name="P32">ovided by Python to optimize and adjust the model based on the actual effect</text:p>
      <text:p text:style-name="P32">when the model is run on the NPU of the development board.</text:p>
      <text:p text:style-name="Standard"/>
      <text:p text:style-name="P48">librknnrt.so is a board-side runtime library. rknn_server is a background proxy service running on the development board. </text:p>
      <text:p text:style-name="P48">It is used to receive the protocol transmitted from the PC through USB, then execute the corresponding interface in the board-side runtime library, </text:p>
      <text:p text:style-name="P48">and return the results to the PC.</text:p>
      <text:p text:style-name="P48"/>
      <text:p text:style-name="P39">git clone https://github.com/rockchip-linux/rknpu2 -b v1.5.2</text:p>
      <text:p text:style-name="Standard"/>
      <text:p text:style-name="Standard">adb push rknpu2/runtime/RK3588/Linux/rknn_server/aarch64/usr/bin/* /usr/bin</text:p>
      <text:p text:style-name="P49">или <text:s/>mc <text:s/>ssh</text:p>
      <text:p text:style-name="P49">ssh user@192.168.1.xx</text:p>
      <text:p text:style-name="P50">(3 файла скопировать на Orange)</text:p>
      <text:p text:style-name="Standard">adb push rknpu2/runtime/RK3588/Linux/librknn_api/aarch64/librknnrt.so /usr/lib</text:p>
      <text:p text:style-name="P51">(<text:span text:style-name="T27">1 </text:span>файл скопировать на Orange)</text:p>
      <text:p text:style-name="Standard"/>
      <text:p text:style-name="P52">На OrangePi5:</text:p>
      <text:p text:style-name="Standard"><text:span text:style-name="T25">r</text:span>oot@orangepi5:/# restart_rknn.sh</text:p>
      <text:p text:style-name="Standard">root@orangepi5:/# pgrep rknn_server <text:s text:c="3"/><text:span text:style-name="T26">(проверка)</text:span></text:p>
      <text:p text:style-name="Standard"/>
      <text:p text:style-name="P41">cd rknn-toolkit2/examples/onnx/yolov5/</text:p>
      <text:p text:style-name="Standard">Use editor to modify the test.py file</text:p>
      <text:p text:style-name="Standard"><text:span text:style-name="T28">nano</text:span> test.py</text:p>
      <text:p text:style-name="Standard"/>
      <text:p text:style-name="Standard">In the test.py file, we need to modify the following content:</text:p>
      <text:p text:style-name="P56">a. </text:p>
      <text:p text:style-name="P56">In the preprocessing configuration, change the target platform to rk3588, so that after model conversion, you will get an </text:p>
      <text:p text:style-name="P56">RKNN model suitable for the NPU of the RK3588S development board.</text:p>
      <text:p text:style-name="Standard"/>
      <text:p text:style-name="Standard">b.</text:p>
      <text:p text:style-name="P56">In the initialization running environment, add a description of the target platform and device ID. The target platform is </text:p>
      <text:p text:style-name="P56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57"/>
      <text:p text:style-name="P30">Пока не работает adb (на Orange нет adbd)</text:p>
      <text:p text:style-name="P53">rknn.config(mean_values=[[0, 0, 0]], std_values=[[255, 255, 255]], target_platform='rk3588' , <text:span text:style-name="T29">device_id=’xxxxxxxxxxxxxxxx’</text:span>)</text:p>
      <text:p text:style-name="Standard"/>
      <text:p text:style-name="P65">- Call the C interface to deploy the RKNN model and run it on the development board</text:p>
      <text:p text:style-name="P65"/>
      <text:p text:style-name="P33">RKNPU2 provides a C programming interface for chip platforms with Rockchip NPU, which can help users deploy </text:p>
      <text:p text:style-name="P33">RKNN models exported using RKNN-Toolkit2 and accelerate the implementation of AI applications. In the example folder </text:p>
      <text:p text:style-name="P33">of RKNPU2, examples of deploying RKNN models with different functions to the development board <text:s/>are provided. </text:p>
      <text:p text:style-name="P33">We take deploying the RKNN model with yolov5 function to the RK3588 Debian 11 platform as an example to illustrate.</text:p>
      <text:p text:style-name="P47"/>
      <text:p text:style-name="P47">Download cross-compilation tools</text:p>
      <text:p text:style-name="P58">Since the development board runs a Linux system, it needs to be compiled using the gcc cross compiler. </text:p>
      <text:p text:style-name="P58">It is recommended to use gcc-9.3.0-x86_64_arrch64-linux-gnu this version of gcc</text:p>
      <text:p text:style-name="Standard">Enter the following command to download this version of gcc. </text:p>
      <text:p text:style-name="P41">git clone https://github.com/airockchip/gcc-buildroot-9.3.0-2020.03-x86_64_aarch64-rockchip-linux-gnu</text:p>
      <text:p text:style-name="Standard"><text:soft-page-break/></text:p>
      <text:p text:style-name="Standard">Modify the compilation tool path in the script</text:p>
      <text:p text:style-name="Standard">1) Switch to the rknpu2/examples/rknn_yolov5_demo directory</text:p>
      <text:p text:style-name="P41">cd ~/rknpu2/examples/rknn_yolov5_demo</text:p>
      <text:p text:style-name="Standard">2) Use editor to modify the content in the build-linux_RK3588.sh file</text:p>
      <text:p text:style-name="P41"><text:span text:style-name="T30">nano</text:span> build-linux_RK3588.sh</text:p>
      <text:p text:style-name="P41"/>
      <text:p text:style-name="P59">3) In the build-linux_RK3588.sh file, we need to change the value of the variable TOOL_CHAIN to the path of the</text:p>
      <text:p text:style-name="P59">gcc-buildroot-9.3.0-2020.03-x86_64_aarch64-rockchip-linux-gnu folder. In this way,</text:p>
      <text:p text:style-name="P59">when running the build-android_RK3588.sh script, the cross-compilation tool in the</text:p>
      <text:p text:style-name="P59">gcc-buildroot-9.3.0-2020.03-x86_64_aarch64-rockchip-linux-gnu folder will be used for compilation</text:p>
      <text:p text:style-name="P41">export TOOL_CHAIN=~/gcc-buildroot-9.3.0-2020.03-x86_64_aarch64-rockchip-linux-gnu</text:p>
      <text:p text:style-name="P41"/>
      <text:p text:style-name="P41">Compile rknn_yolov5_demo </text:p>
      <text:p text:style-name="P60">1) Run build-linux_RK3588.sh. This script generates a program through cross-compilation that is suitable for the</text:p>
      <text:p text:style-name="P60">RK3588 development board and can run the RKNN model on it for inference.</text:p>
      <text:p text:style-name="P41">./build-linux_RK3588.sh</text:p>
      <text:p text:style-name="P41"/>
      <text:p text:style-name="P64">2) After running build-linux_RK3588.sh, there will be an additional folder named install in the current directory.</text:p>
      <text:p text:style-name="P64">The rknn_yoov5_demo_Linux folder under this folder contains the program generated by cross-compilation and its related files.</text:p>
      <text:p text:style-name="P64">ls <text:s/>install/rknn_yolov5_demo_Linux</text:p>
      <text:p text:style-name="P64"/>
      <text:p text:style-name="P42">Deploy rknn_yolov5_demo to the development board</text:p>
      <text:p text:style-name="P67"><text:span text:style-name="T32">Скопировать папку </text:span><text:span text:style-name="T13">install/rknn_yolov5_demo_Linux <text:s/></text:span><text:span text:style-name="T31">на Orange </text:span><text:span text:style-name="T13">/data/rknn_yolov5_demo_Linux</text:span></text:p>
      <text:p text:style-name="Standard"/>
      <text:p text:style-name="P41">Run rknn_yolov5_demo on the development board</text:p>
      <text:p text:style-name="P59">root@orangepi5:# cd /data/rknn_yolov5_demo_Linux/</text:p>
      <text:p text:style-name="P34">Then run the rknn_yolov5_demo program to perform inference. In the following</text:p>
      <text:p text:style-name="P34">command, the program uses the yolov5s-640-640.rknn model to perform inference on the</text:p>
      <text:p text:style-name="P34">bus.jpg image. The entire running process will be completed on the development board.</text:p>
      <text:p text:style-name="P43">./rknn_yolov5_demo <text:s/>./model/RK3588/yolov5s-640-640.rknn <text:s/>./model/bus.jpg</text:p>
      <text:p text:style-name="P26">After the operation is completed, the inference result <text:span text:style-name="T33">out.jpg</text:span> image is saved in the</text:p>
      <text:p text:style-name="P26">current directory.</text:p>
      <text:p text:style-name="P26">The out.jpg picture shows the object categories and confidence rates detected in the</text:p>
      <text:p text:style-name="P26">bus.jpg picture using the yolov5s-640-640.rknn model.</text:p>
      <text:p text:style-name="P55">РАБОТАЕТ !!!</text:p>
      <text:p text:style-name="P54"/>
      <text:p text:style-name="P66">- RK3588 How to use Baidu Feipian</text:p>
      <text:p text:style-name="P35">Using Baidu Feipian on the rk3588 development board includes converting the pdmodel model to the rknn model </text:p>
      <text:p text:style-name="P35">on the PC side and deploying the rknn model using the FastDeploy deployment tool developed by Baidu Feipian </text:p>
      <text:p text:style-name="P35">on the board side. The following content is implemented in the environment where the PC system is</text:p>
      <text:p text:style-name="P34">Ubuntu22.04 and the board system is Debian 11. </text:p>
      <text:p text:style-name="P41">Install Anaconda3 on PC</text:p>
      <text:p text:style-name="P59">https://mirrors.tuna.tsinghua.edu.cn/anaconda/archive/Anaconda3-2023.07-1-Linux-x86_64.sh</text:p>
      <text:p text:style-name="P59">sh Anaconda3-2023.07-1-Linux-x86_64.sh</text:p>
      <text:p text:style-name="P59"/>
      <text:p text:style-name="P68">Install RKNN-Toolkit2 on PC</text:p>
      <text:p text:style-name="P63">export PATH="/home/user/anaconda3/bin:$PATH"</text:p>
      <text:p text:style-name="P59">conda create -n fastdeploy python=3.8</text:p>
      <text:p text:style-name="P61">открыть новый терминал</text:p>
      <text:p text:style-name="P59">(base) user@userevgeny:~$ conda activate fastdeploy</text:p>
      <text:p text:style-name="P59">(fastdeploy) user@userevgeny:~$ sudo apt-get install python3-dev python3-pip</text:p>
      <text:p text:style-name="P59"><text:soft-page-break/>(fastdeploy) user@userevgeny:~$ sudo apt-get install libxslt1-dev zlib1g-dev libglib2.0 libsm6 libgl1-mesa-glx libprotobuf-dev gcc</text:p>
      <text:p text:style-name="P59">(fastdeploy) user@userevgeny:~$ pip install numpy==1.16.6</text:p>
      <text:p text:style-name="P59">git clone https://github.com/rockchip-linux/rknn-toolkit2</text:p>
      <text:p text:style-name="P44">(fastdeploy)user@userevgeny:~$ pip install rknn-toolkit2/rknn-toolkit2/packages/rknn_toolkit2-1.6.0+81f21f4d-cp38-cp38-linux_x86_64.whl</text:p>
      <text:p text:style-name="P62">Долгая установка</text:p>
      <text:p text:style-name="P59"/>
      <text:p text:style-name="P69">Install Paddle2ONNX on PC</text:p>
      <text:p text:style-name="Standard">(fastdeploy) user@userevgeny:~$ pip install paddle2onnx</text:p>
      <text:p text:style-name="Standard"/>
      <text:p text:style-name="P66">Install Anaconda3 on the board side</text:p>
      <text:p text:style-name="P72">Open the browser on the board end, enter the following URL in the address bar to download and install the Anaconda3 script. After the download is completed, </text:p>
      <text:p text:style-name="P72">you will get the Anaconda3-2023.07-1-Linux-aarch64.sh file</text:p>
      <text:p text:style-name="P59">https://mirrors.tuna.tsinghua.edu.cn/anaconda/archive/Anaconda3-2023.07-1-Linux-aarch64.sh</text:p>
      <text:p text:style-name="P41">sh Anaconda3-2023.07-1-Linux-aarch64.sh</text:p>
      <text:p text:style-name="P73">need to modify the ~/.bashrc file.</text:p>
      <text:p text:style-name="Standard">orangepi@orangepi:~$ vi ~/.bashrc</text:p>
      <text:p text:style-name="P73">Add the following code at the end of the ~/.bashrc file</text:p>
      <text:p text:style-name="Standard">export PATH=/home/<text:span text:style-name="T34">user</text:span>/anaconda3/bin:$PATH</text:p>
      <text:p text:style-name="Standard">source ~/.bashrc</text:p>
      <text:p text:style-name="Standard"/>
      <text:p text:style-name="P66">Install the rknpu2 driver on the board side</text:p>
      <text:p text:style-name="Standard">(base)<text:span text:style-name="T35">user</text:span>@<text:span text:style-name="T35">pi5-1</text:span>:~$ conda create -n fastdeploy python=3.9</text:p>
      <text:p text:style-name="P76">(base)<text:span text:style-name="T35">user</text:span>@<text:span text:style-name="T35">pi5-1</text:span>:~$ conda activate fastdeploy</text:p>
      <text:p text:style-name="P73">Download the rknpu2_device_install_1.4.0.zip file through wget</text:p>
      <text:p text:style-name="P77">(fastdeploy)<text:span text:style-name="T35">user</text:span>@<text:span text:style-name="T35">pi5-1</text:span>:~$ wget <text:a xlink:type="simple" xlink:href="https://bj.bcebos.com/fastdeploy/third_libs/rknpu2_device_install_1.4.0.zip" text:style-name="Internet_20_link" text:visited-style-name="Visited_20_Internet_20_Link">https://bj.bcebos.com/fastdeploy/third_libs/rknpu2_device_install_1.4.0.zip</text:a></text:p>
      <text:p text:style-name="P74">After decompression, you will get the rknpu2_device_install_1.4.0 folder and __MACOSX folder</text:p>
      <text:p text:style-name="P78">(fastdeploy)<text:span text:style-name="T35">user</text:span>@<text:span text:style-name="T35">pi5-1</text:span>:~$ <text:s/>unzip rknpu2_device_install_1.4.0.zip</text:p>
      <text:p text:style-name="P79">(fastdeploy)<text:span text:style-name="T35">user</text:span>@<text:span text:style-name="T35">pi5-1</text:span>:~$ cd rknpu2_device_install_1.4.0/</text:p>
      <text:p text:style-name="P80">(fastdeploy)<text:span text:style-name="T35">user</text:span>@<text:span text:style-name="T35">pi5-1</text:span>:~/rknpu2_device_install_1.4.0$ <text:span text:style-name="T12">sudo bash rknn_install_rk3588.sh</text:span></text:p>
      <text:p text:style-name="P81">При становке ошибка – установить вручную 2 строчки из скрипта</text:p>
      <text:p text:style-name="Standard"/>
      <text:p text:style-name="Standard"/>
      <text:p text:style-name="P66">Compile FastDeploy C++ SDK on the board end</text:p>
      <text:p text:style-name="Standard">sudo apt-get install -y cmake</text:p>
      <text:p text:style-name="P82">(fastdeploy)<text:span text:style-name="T35">user</text:span>@<text:span text:style-name="T35">pi5-1</text:span>:<text:span text:style-name="T36">~$</text:span> git clone https://github.com/PaddlePaddle/FastD<text:span text:style-name="T36">eploy.git</text:span></text:p>
      <text:p text:style-name="Standard">cd FastDeploy</text:p>
      <text:p text:style-name="Standard">mkdir build &amp;&amp; cd build</text:p>
      <text:p text:style-name="P83">Before compiling, you need to use cmake to configure the project information that needs to be compiled. After executing the following command, </text:p>
      <text:p text:style-name="P83">there will be some more files in the current directory, including the Makefile file used for compilation.</text:p>
      <text:p text:style-name="P84">cmake .. -DENABLE_ORT_BACKEND=ON \</text:p>
      <text:p text:style-name="P84">-DENABLE_RKNPU2_BACKEND=ON \</text:p>
      <text:p text:style-name="P84">-DENABLE_VISION=ON \</text:p>
      <text:p text:style-name="P84">-DRKNN2_TARGET_SOC=RK3588 \</text:p>
      <text:p text:style-name="Standard">-DCMAKE_INSTALL_PREFIX=${PWD}/fastdeploy-0.0.3</text:p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22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1">A Orange Pi 5 Plus with 0.9.6+ NPU driver.</text:p>
      <text:p text:style-name="P20"><text:soft-page-break/>sudo cat /sys/kernel/debug/rknpu/version <text:s text:c="2"/></text:p>
      <text:p text:style-name="P23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3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3">## install Miniforge3</text:p>
      <text:p text:style-name="P19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5">## Setup python 3.</text:span><text:span text:style-name="T16">10</text:span></text:p>
      <text:p text:style-name="P20">source ~/miniforge3/bin/activate</text:p>
      <text:p text:style-name="P20">conda create -n RKLLM-Toolkit python=3.<text:span text:style-name="T17">10</text:span></text:p>
      <text:p text:style-name="P20">conda activate RKLLM-Toolkit</text:p>
      <text:p text:style-name="P23">## install tool</text:p>
      <text:p text:style-name="P20">pip3 install ./rknn-llm/rkllm-toolkit/packages/rkllm_toolkit-1.0.1-cp38-cp38-linux_x86_64.whl </text:p>
      <text:p text:style-name="P27">Ошибка</text:p>
      <text:p text:style-name="Standard"/>
      <text:p text:style-name="Standard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<text:soft-page-break/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3T15:59:11.631206074</dc:date>
    <meta:editing-duration>PT21H20M7S</meta:editing-duration>
    <meta:editing-cycles>105</meta:editing-cycles>
    <meta:generator>LibreOffice/7.3.7.2$Linux_X86_64 LibreOffice_project/30$Build-2</meta:generator>
    <meta:document-statistic meta:table-count="0" meta:image-count="0" meta:object-count="0" meta:page-count="6" meta:paragraph-count="220" meta:word-count="1405" meta:character-count="12538" meta:non-whitespace-character-count="11301"/>
  </office:meta>
</office:document-meta>
</file>